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</text:p>
      <text:p text:style-name="Standard">Si tratta di un tool per source control (cioè per il controllo dei codici che scrivi e aggiorni)</text:p>
      <text:p text:style-name="Standard"/>
      <text:p text:style-name="Standard">1) Vai su github.com e crea il tuo account, associato a un indirizzo mail</text:p>
      <text:p text:style-name="Standard">GiuseppeFasanella è associato a <text:a xlink:type="simple" xlink:href="mailto:giuseppe.fasanella2@gmail.com">giuseppe.fasanella2@gmail.com</text:a></text:p>
      <text:p text:style-name="Standard">2) Devi scaricarti github sul pc (segui bootcamp dalla pagina di github nel browser)</text:p>
      <text:p text:style-name="Standard">3) Configura git con username ed e-mail da riga di comando, giusto per identificarti quando committi</text:p>
      <text:p text:style-name="Standard"><text:s text:c="4"/>git config --global user.name "Your Name" </text:p>
      <text:p text:style-name="Standard"><text:s text:c="4"/>git config --global user.email <text:a xlink:type="simple" xlink:href="mailto:you@example.com">you@example.com</text:a> </text:p>
      <text:p text:style-name="Standard"/>
      <text:p text:style-name="P1">Creare una repository:</text:p>
      <text:p text:style-name="P1">Versione 1: da remoto, poi clonata in locale</text:p>
      <text:p text:style-name="P2">Da browser crea una nuova repository (un progetto), inizializzata con un README.md</text:p>
      <text:p text:style-name="P2">e te la cloni in locale</text:p>
      <text:p text:style-name="P2">git clone <text:a xlink:type="simple" xlink:href="http://indirizzo_che_leggi_da_browser_git/">http:indirizzo_che_leggi_da_browser_git</text:a></text:p>
      <text:p text:style-name="P2">(Se hai fatto una chiave ssh, devi chiedere esplicitamente l'indirizzo ssh)</text:p>
      <text:p text:style-name="P2"/>
      <text:p text:style-name="P1">Versione 2: da locale, poi mappata in remoto</text:p>
      <text:p text:style-name="P2">mkdir my_repo</text:p>
      <text:p text:style-name="P2">git init</text:p>
      <text:p text:style-name="P2">Vai da browser e crea una nuova repository</text:p>
      <text:p text:style-name="P2">Localmente: </text:p>
      <text:p text:style-name="P2">git remote add origin path_html......git</text:p>
      <text:p text:style-name="P2">A questo punto le 2 repository (locale e remota sono mappate)</text:p>
      <text:p text:style-name="P2"/>
      <text:p text:style-name="P2"/>
      <text:p text:style-name="P1">CLONARE UNA REPOSITORY: (Scaricarla in locale)</text:p>
      <text:p text:style-name="P2">git clone <text:a xlink:type="simple" xlink:href="https://github.com/GiuseppeFasanella/python_snippet_codes.git">https://github.com/GiuseppeFasanella/python_snippet_codes.git</text:a></text:p>
      <text:p text:style-name="P2">oppure (se hai una chiave ssh che ti sei fatto con keygen, come per le macchine lxplus)</text:p>
      <text:p text:style-name="P2">git clone <text:a xlink:type="simple" xlink:href="mailto:git@github.com">git@github.com</text:a>:GiuseppeFasanella/python_snippet_codes.git</text:p>
      <text:p text:style-name="P2"/>
      <text:p text:style-name="P2">A questo punto hai una cartella in locale “python_snippet_codes” su cui lavori, aggiungi codici, fai le tue cose. Quando sei pronto, pubblichi sulla repository remota on-line di git i cambiamenti che hai fatto.</text:p>
      <text:p text:style-name="P2"/>
      <text:p text:style-name="P2">Ho fatto delle modifiche:</text:p>
      <text:p text:style-name="P1">git status</text:p>
      <text:p text:style-name="P2">Ti dice cosa hai cambiato in locale, rispetto alla repository remota.</text:p>
      <text:p text:style-name="P2"/>
      <text:p text:style-name="P1">git add new_file</text:p>
      <text:p text:style-name="P1">git commit -m “un messaggio”</text:p>
      <text:p text:style-name="P1">git push</text:p>
      <text:p text:style-name="P2">(questo git push così sarebbe in realtà “git push origin master”, cioè: “pusha sulla repository remota origin nel branch master)</text:p>
      <text:p text:style-name="P1">git remote -v<text:span text:style-name="T1"> (Ti dice le repository remote che hai a disposizioni e i relativi indirizzi)</text:span></text:p>
      <text:p text:style-name="P2"/>
      <text:p text:style-name="P2">(Se vuoi info sui comandi git commit -help)</text:p>
      <text:p text:style-name="P2"/>
      <text:p text:style-name="P1">git log (--oneline --graph)</text:p>
      <text:p text:style-name="P2">(ti dà la storia di ciò che hai committato)</text:p>
      <text:p text:style-name="P2">è molto utile perché se vuoi tornare indietro e hai scritto dei messaggi chiari, con il “commit id” <text:soft-page-break/>puoi fare il revert/reset/checkout</text:p>
      <text:p text:style-name="P2"/>
      <text:p text:style-name="P2">Di default la repository remota verso la quale stai pushando è la repository dalla quale hai scaricato la prima volta. Se vuoi pushare su un'altra repository:</text:p>
      <text:p text:style-name="P2"/>
      <text:p text:style-name="P2">git remote add origin https://The_default_rep</text:p>
      <text:p text:style-name="P2">git remote add new_repo <text:a xlink:type="simple" xlink:href="https://My_new_remote/">https://My_new_remote</text:a></text:p>
      <text:p text:style-name="P2"><text:span text:style-name="T2">git remote -v</text:span> (Mostra l'URL delle repository remote, specificando quale usi per fetchare e quale per pushare)</text:p>
      <text:p text:style-name="P2">Nota che c'è <text:span text:style-name="T2">differenza tra fetch e pull</text:span></text:p>
      <text:p text:style-name="P2"><text:span text:style-name="T2">git fetch origin </text:span>scarica in locale i cambiamenti che hai fatto, ma NON li mergia in automatico. Se li vuoi mergiare lo devi fare tu a mano.</text:p>
      <text:p text:style-name="P1">git pull origin <text:span text:style-name="T1">scarica E mergia</text:span></text:p>
      <text:p text:style-name="P2"/>
      <text:p text:style-name="P2">Supponiamo che la repository remota sia stata aggiornata ma in locale sei rimasto indietro:</text:p>
      <text:p text:style-name="P2">Per aggiornare la repository locale</text:p>
      <text:p text:style-name="P1">git pull (origin master)</text:p>
      <text:p text:style-name="P1"/>
      <text:p text:style-name="Standard"/>
      <text:p text:style-name="Standard">Il Branch principale di sviluppo è chiamato master.</text:p>
      <text:p text:style-name="Standard">Nessuno ti vieta, anzi conviene, farti un tuo branch di sviluppo</text:p>
      <text:p text:style-name="P1">git branch my_branch</text:p>
      <text:p text:style-name="P1">git branch <text:span text:style-name="T1">(ti dice i branch nei quali la repository è organizzata e dove sei tu al momento, marcato da *)</text:span></text:p>
      <text:p text:style-name="P1">git checkout my_branch <text:span text:style-name="T1">(e ti sposti sul branch my_branch)</text:span></text:p>
      <text:p text:style-name="P2">Però ora per pushare</text:p>
      <text:p text:style-name="P1">git push origin my_branch<text:span text:style-name="T1"> (cioè gli stai dicendo pusha sulla repository remota origin nel branch “my_branch”)</text:span></text:p>
      <text:p text:style-name="P2"/>
      <text:p text:style-name="P2">Ho fatto dei cambiamenti nel branch “my_branch”. Il branch master non li ha, quindi. Supponiamo adesso che i cambiamenti mi piacciono e quindi voglio importarmi i cambiamenti che ho fatto in my_branch nel branch master (che ti ricordo è il golden branch di git, quello in cui stanno le cose che “funzionano bene”).</text:p>
      <text:p text:style-name="P2">Si tratta di fare il merge del branch my_branch nel branch master</text:p>
      <text:p text:style-name="P2"/>
      <text:p text:style-name="P1">MERGE:</text:p>
      <text:p text:style-name="P2">Vai nel branch di destinazione (master in questo caso)</text:p>
      <text:p text:style-name="P1">git checkout master</text:p>
      <text:p text:style-name="P1">git merge branch_da_mergiare</text:p>
      <text:p text:style-name="P2">(ma devi sempre pushare i nuovi file mergiati sulla repository remota)</text:p>
      <text:p text:style-name="P2">A questo punto è logico rimuovere i branch mergiati</text:p>
      <text:p text:style-name="P1">git delete -d branch_mergiato</text:p>
      <text:p text:style-name="P2"/>
      <text:p text:style-name="P2">Per i file su cui git add è stato fatto almeno una volta, possono essere committati al volo con</text:p>
      <text:p text:style-name="P1">git commit -a -m “upload all”</text:p>
      <text:p text:style-name="P2">però se hai creato un file nuovo, di cui non hai mai fatto add, lo devi aggiungere con “git add”</text:p>
      <text:p text:style-name="P2">Sempre controlla con git status quanto sei disallineato localmente rispetto alla repository remota.</text:p>
      <text:p text:style-name="P2"/>
      <text:p text:style-name="P1">ATTENZIONE: i file di un branch untracked (non hai fatto add) saranno presenti anche sugli tutti gli altri branch.</text:p>
      <text:p text:style-name="P2">Se NON li voglio sugli altri branch, prima di checkout sul nuovo branch, fai git status (e vedi quali file sono untracked).</text:p>
      <text:p text:style-name="P1"><text:soft-page-break/><text:span text:style-name="T1">Fai git add degli untracked file, e poi fai </text:span>git stash</text:p>
      <text:p text:style-name="P2">Se ora fai checkout su altro branch, non vedrai più l'untracked file.</text:p>
      <text:p text:style-name="P2">Poi, quando vuoi, torna sul branch iniziale, git stash apply ti dirà quali file hai “add” ma non committato</text:p>
      <text:p text:style-name="P2"/>
      <text:p text:style-name="P1">Tornare a OLD COMMIT:</text:p>
      <text:p text:style-name="P1">Un solo file:</text:p>
      <text:p text:style-name="P2">git log –oneline (e ti trovi qual è il commit al quale vuoi tornare)</text:p>
      <text:p text:style-name="P2">git checkout da8fa58 – file (attento che qua coi branch fa cose che non capisco. Detached head mode...)</text:p>
      <text:p text:style-name="P1">Ma non è che cancelli la history, stai tecnicamente facendo un nuovo commit che coincide con uno del passato.</text:p>
      <text:p text:style-name="P1">Tornare del tutto a un certo commit:</text:p>
      <text:p text:style-name="P2">git checkout da8fa58 (così non funziona bene: va in detached head mode)</text:p>
      <text:p text:style-name="P2">git checkout da8fa58 -b my_divergent_branch</text:p>
      <text:p text:style-name="P2"/>
      <text:p text:style-name="P3">The <text:span text:style-name="T2">Head pointer</text:span> punta all'estremità del branch corrente nella repository, (all'ultimo commit fatto in condizioni normali) <text:s/>e per questo sarà il parent del commit successivo che arriverà. </text:p>
      <text:p text:style-name="P3">Ogni commit infatti ha un parent, un progenitore. Il primo commit ha parent “null”. La HEAD è ora sul primo commit. Quando farò il secondo commit, questo avrà per parent il primo commit e la HEAD si sposterà sul secondo commit. Per questo non si può semplicemente commentare un commit, sono tutti linkati tra loro. (You can't rewrite history!) Ancora meglio, la logica di git è che ogni commit punta al suo progenitore. Perciò ad essere precisi, l'unico commit sul quale si può agire è l'ultimo. Appena committi qualcosa dopo il commit prima è bloccato. </text:p>
      <text:p text:style-name="P3">Il motto è: “You can't rewrite history, but you can rewrite the present” (questo perché appena fai una minima modifica a un commit ne cambi l'identificativo e il commit dopo sarebbe confuso e non saprebbe più chi è il suo progenitore). In realtà con un hard reset puoi riscrivere la storia, ma è bad practice.</text:p>
      <text:p text:style-name="P2"/>
      <text:p text:style-name="P2"><text:span text:style-name="T2">git log</text:span> (mostra tutti i commit fatti fino ad ora)</text:p>
      <text:p text:style-name="P2"><text:span text:style-name="T2">cat .git/refs/heads/master</text:span> (mostra dove punta l'head pointer, coincide con l'identificativo dell'ultimo commit, a meno che tu non lo cambi a mano con un reset)</text:p>
      <text:p text:style-name="P2"/>
      <text:p text:style-name="P2">git status</text:p>
      <text:p text:style-name="P2">git diff (differenza tra la repository remota e la repository locale)</text:p>
      <text:p text:style-name="P2">git diff - - staged (diff tra i soli file di cui hai fatto add)</text:p>
      <text:p text:style-name="P1">rm some_file</text:p>
      <text:p text:style-name="P1">git rm some_file</text:p>
      <text:p text:style-name="P1">commit the changes</text:p>
      <text:p text:style-name="P2"/>
      <text:p text:style-name="P1">Rinominare un file.</text:p>
      <text:p text:style-name="P2">git mv vecchio_nome nuovo_nome</text:p>
      <text:p text:style-name="P2">git commit -m “ho cambiato il nome”</text:p>
      <text:p text:style-name="P2"/>
      <text:p text:style-name="P1">Undo change</text:p>
      <text:p text:style-name="P2">git checkout remote_file.txt (Così ti stai prendendo l'ultima versione pushata di un certo file)</text:p>
      <text:p text:style-name="P2">git checkout 1234a remote_file.txt (1234a lo prendi da git log –oneline)</text:p>
      <text:p text:style-name="P2">oppure: git checkout 1234a -b my_divergen_branch (e così prendi proprio tutto a quel certo commit)</text:p>
      <text:p text:style-name="P2"/>
      <text:p text:style-name="P2">Sto dicendo “voglio riavere la versione di file o del mio repository che si trova nel commit 1234a”. Non stai cancellando da 1234a in poi, stai facendo un commit di file che è la copia di un vecchio <text:soft-page-break/>commit!</text:p>
      <text:p text:style-name="P2"/>
      <text:p text:style-name="P2">Oppure c'è anche <text:span text:style-name="T2">REVERT:</text:span></text:p>
      <text:p text:style-name="P2">git revert HEAD (Ma non lo so usare bene)</text:p>
      <text:p text:style-name="P2">(fa un commit uguale a quello prima (che non viene cancellato, ma semplicemente da “presente” diventa “passato”)</text:p>
      <text:p text:style-name="P2"/>
      <text:p text:style-name="P1">Unstaging changes:</text:p>
      <text:p text:style-name="P2">git reset HEAD file_di_cui_hai_fatto_involontariamente_add</text:p>
      <text:p text:style-name="P2"/>
      <text:p text:style-name="P1">Ammend a commit (You can act only on the last one if you have not pushed):</text:p>
      <text:p text:style-name="P2">supponiamo hai fatto un commit che non ti piace (ma se hai pushato su github ti fa storie)</text:p>
      <text:p text:style-name="P2">modifica il file incriminato e poi fai semplicemente</text:p>
      <text:p text:style-name="P2">git commit –amend -m “Mi ero sbagliato”</text:p>
      <text:p text:style-name="P2">Ti ricordo che puoi agire modificando e ammendando solo <text:span text:style-name="T2">l'ultimo commit. Il suo identificativo cambierà</text:span> a causa di questo, ma siccome ancora non ha un successore, questo a git non dà fastidio </text:p>
      <text:p text:style-name="P1"/>
      <text:p text:style-name="P1">BRANCHING:</text:p>
      <text:p text:style-name="P2">quando crei un branch</text:p>
      <text:p text:style-name="P2">git branch my_branch copi il master a un certo momento e ti muovi in avanti</text:p>
      <text:p text:style-name="P2">git diff master .. my_branch</text:p>
      <text:p text:style-name="P2">git branch –merged</text:p>
      <text:p text:style-name="P2">git branch -m my_branch my_devel_branch</text:p>
      <text:p text:style-name="P2">git branch -d my_branch (delete merged branch)</text:p>
      <text:p text:style-name="Standard">git push origin :my_branch # Deletes the branch on GitHub</text:p>
      <text:p text:style-name="P2"/>
      <text:p text:style-name="P2">git log –oneline –graph</text:p>
      <text:p text:style-name="P2"/>
      <text:p text:style-name="P2">In .gitignore puoi scrivere cose del tipo:</text:p>
      <text:p text:style-name="P2">*php index.php </text:p>
      <text:p text:style-name="P2">(Gli stai dicendo ignora tutti i php file ma NON index.php</text:p>
      <text:p text:style-name="P2"/>
      <text:p text:style-name="P2"><text:span text:style-name="T2">FAST forward</text:span> è un merge facile:</text:p>
      <text:p text:style-name="P2">Vai sul master, dal quale ti sei separato per fare un branch di sviluppo. Quando pensi sia tempo, mergia il tuo sviluppo con il branch “master”</text:p>
      <text:p text:style-name="P2"/>
      <text:p text:style-name="P2">Da master:</text:p>
      <text:p text:style-name="P2">git branch --no-merged </text:p>
      <text:p text:style-name="P2">mostra i branch NON mergiati col master branch </text:p>
      <text:p text:style-name="P2">git branch --merged </text:p>
      <text:p text:style-name="P2">mostra i branch mergiati col master </text:p>
      <text:p text:style-name="P2">(di questi è logicamente sensato rimuoverli git branch -d nome)</text:p>
      <text:p text:style-name="P2"><text:s/></text:p>
      <text:p text:style-name="P2">git merge –no-ff branch_to_be_merged</text:p>
      <text:p text:style-name="P2">(Ti permette di aggiungere un commento “guarda che ho mergiato”)</text:p>
      <text:p text:style-name="P2"/>
      <text:p text:style-name="P2"><text:span text:style-name="T2">TRUE MERGE</text:span> dà conflitti:</text:p>
      <text:p text:style-name="P2">Perchè rispetto a quando ti sei preso il branch tu, c'è stato uno sviluppo del master e tu sei rimasto indietro!</text:p>
      <text:p text:style-name="P2"/>
      <text:p text:style-name="P2">A volte te la puoi cavare con un ribase</text:p>
      <text:p text:style-name="P1">git rebase master (e così ti allinei con il master cambiato)</text:p>
      <text:p text:style-name="P2"><text:soft-page-break/>ma se ci sono conflitti non c'è storia: li devi risolvere a mano</text:p>
      <text:p text:style-name="P2">puoi usare git mergetool che è un kit grafico che ti aiuta nel risolvere i conflitti</text:p>
      <text:p text:style-name="P2"/>
      <text:p text:style-name="P1">Fork &amp; PULL REQUEST</text:p>
      <text:p text:style-name="P2">Hai visto una certa repository remota di un progetto open-source che ti piace e te la vuoi prendere.</text:p>
      <text:p text:style-name="P2">Da browser fai fork e sarà ora copiatoo nella tua repo remota su github.</text:p>
      <text:p text:style-name="P2">git remote add upstrem <text:a xlink:type="simple" xlink:href="https://github.com/original_repo.git">https://github.com/original_repo.git</text:a></text:p>
      <text:p text:style-name="P2">git remote add myfork <text:a xlink:type="simple" xlink:href="https://github.com/original_repo.git">https://github.com/myfork_repo.git</text:a></text:p>
      <text:p text:style-name="P2">git merge upstream/master e mi allineo alla original_repo</text:p>
      <text:p text:style-name="P2"/>
      <text:p text:style-name="P2">Lavori a quello che vuoi</text:p>
      <text:p text:style-name="P2"/>
      <text:p text:style-name="P2">Au un certo punto voglio mandare i miei contributi al codice della original_repo</text:p>
      <text:p text:style-name="P2"/>
      <text:p text:style-name="P2">committo tutto sul mio fork </text:p>
      <text:p text:style-name="P2">Da browser c'è un disegnetto vicino a branch, CREATE PULL REQUEST specificando a chi vuoi pushare e su quale branch della original_repo</text:p>
      <text:p text:style-name="P2"/>
      <text:p text:style-name="P2">A quel punto l'owner della original repo deve risolvere gli eventuali conflitti e accettare la pull request. Il tuo contributo farà ora parte della original repo</text:p>
      <text:p text:style-name="P1"/>
      <text:p text:style-name="P1">Chiavi ssh:</text:p>
      <text:p text:style-name="P2">ssh-keygen -t rsa -C “mail”</text:p>
      <text:p text:style-name="P2">Dai un nome alla chiave che ti identifichi( esempio giuseppe_Amerigo_rsa )</text:p>
      <text:p text:style-name="P2">Metti chiave pubblica e privata, giuseppe_Amerigo_rsa.pub e giuseppe_Amerigo, in ~/.ssh</text:p>
      <text:p text:style-name="P2">Apri la chiave pubblica e copia tutto</text:p>
      <text:p text:style-name="P2">Incolla il contento su gitHub (Accounti settings, SSH Keys)</text:p>
      <text:p text:style-name="P2">A questo punto devi istruire ssh</text:p>
      <text:p text:style-name="P2">ssh-add ~/.ssh/giuseppe_Amerigo_rsa</text:p>
      <text:p text:style-name="P2">crea un config file</text:p>
      <text:p text:style-name="P2">touch ~/.ssh/config</text:p>
      <text:p text:style-name="P2"/>
      <text:p text:style-name="P2">Nel config file scrivi:</text:p>
      <text:p text:style-name="P2">Host github.com</text:p>
      <text:p text:style-name="P2">HostName github.com</text:p>
      <text:p text:style-name="P2">User git</text:p>
      <text:p text:style-name="P2">IdentityFile ~/.ssh/giuseppe_Amerigo</text:p>
      <text:p text:style-name="P2"/>
      <text:p text:style-name="P2">E tutti gli altri che hai</text:p>
      <text:p text:style-name="P2">Host github-2</text:p>
      <text:p text:style-name="P2">Hostname github.com</text:p>
      <text:p text:style-name="P2">User git</text:p>
      <text:p text:style-name="P2">Altro IdentityFile</text:p>
      <text:p text:style-name="P2"/>
      <text:p text:style-name="P2">Quando ora scrivi github stai puntando al tuo account principale su github</text:p>
      <text:p text:style-name="P2"/>
      <text:p text:style-name="P2">ORA:</text:p>
      <text:p text:style-name="P2">git remote add myorigin <text:a xlink:type="simple" xlink:href="mailto:git@github-2">git@github-2</text:a>:user/repo.git</text:p>
      <text:p text:style-name="P2">NOTA BENE: non più https://, devi usare il path ssh!</text:p>
      <text:p text:style-name="P2">e ti chiede la passwd della chiave rsa una volta ogni 24 h</text:p>
      <text:p text:style-name="P2"><text:s/></text:p>
      <text:p text:style-name="P2"/>
      <text:p text:style-name="P2"><text:soft-page-break/></text:p>
      <text:p text:style-name="P1">Reset: (può essere pericoloso)</text:p>
      <text:p text:style-name="P2">Ci sono 3 tipi di reset:</text:p>
      <text:p text:style-name="P2"><text:span text:style-name="T2">soft reset</text:span> : sposta la HEAD: git reset –soft eb43 (è un amend e anche un modo per mergiare più commit in un unico commit)</text:p>
      <text:p text:style-name="P2"><text:span text:style-name="T2">mixed reset</text:span> (versione di default): cambia head e staging index</text:p>
      <text:p text:style-name="P2">git reset –mixed asdsad</text:p>
      <text:p text:style-name="P2"><text:span text:style-name="T2">hard reset</text:span> reverts completely back to commit (pericoloso)</text:p>
      <text:p text:style-name="P2">git reset –hard hjksdr</text:p>
      <text:p text:style-name="P2"/>
      <text:p text:style-name="P1">Mixed Reset:</text:p>
      <text:p text:style-name="P2">git reset –mixed 7821321d (anche senza –mixed perché è la versione di default)</text:p>
      <text:p text:style-name="P2">L'HEAD punta ora a 782133d e il commit corrispondente “torna” nello staging index</text:p>
      <text:p text:style-name="P2"/>
      <text:p text:style-name="P1">Hard Reset:</text:p>
      <text:p text:style-name="P2">git reset –hard 7617768g (i numeretti li prendi da git log –oneline)</text:p>
      <text:p text:style-name="P2">ora l'ultimo commit sarà 7617768g ma non capisco se quelli dopo vengono totalmente persi, lui dice di sì, ma quindi puoi riscrivere la storia...</text:p>
      <text:p text:style-name="P2"/>
      <text:p text:style-name="P1">Brevi filmatini con un task per volta:</text:p>
      <text:p text:style-name="P2">Numero 1 e vai sempre più in profondità</text:p>
      <text:p text:style-name="P2"><text:a xlink:type="simple" xlink:href="https://www.youtube.com/watch?v=_Jmkvv_nKTE">https://www.youtube.com/watch?v=_Jmkvv_nKTE</text:a></text:p>
      <text:p text:style-name="P2">Numero 2: installing git</text:p>
      <text:p text:style-name="P2"><text:a xlink:type="simple" xlink:href="https://www.youtube.com/watch?v=Wl4sMyrWRwE">https://www.youtube.com/watch?v=Wl4sMyrWRwE</text:a></text:p>
      <text:p text:style-name="P2">Numero 3: settings</text:p>
      <text:p text:style-name="P2"><text:a xlink:type="simple" xlink:href="https://www.youtube.com/watch?v=Cen0VfZbznM">https://www.youtube.com/watch?v=Cen0VfZbznM</text:a></text:p>
      <text:p text:style-name="P2"/>
      <text:p text:style-name="P2"><text:a xlink:type="simple" xlink:href="https://www.youtube.com/watch?v=yZ2Hx90tpdU">https://www.youtube.com/watch?v=yZ2Hx90tpdU</text:a></text:p>
      <text:p text:style-name="P2"><text:a xlink:type="simple" xlink:href="https://www.youtube.com/watch?v=qf2N1GnQTd8">https://www.youtube.com/watch?v=qf2N1GnQTd8</text:a> (Understanding git basics)</text:p>
      <text:p text:style-name="P2"/>
      <text:p text:style-name="P2">The HEAD pointer</text:p>
      <text:p text:style-name="P2"><text:a xlink:type="simple" xlink:href="https://www.youtube.com/watch?v=B8GOv3fH0FQ">https://www.youtube.com/watch?v=B8GOv3fH0FQ</text:a> (Questo è chiarissimo)</text:p>
      <text:p text:style-name="P2"/>
      <text:p text:style-name="P2">Visualize git: (episodio 09)</text:p>
      <text:p text:style-name="P2"><text:a xlink:type="simple" xlink:href="https://www.youtube.com/watch?v=lFNPdp7sYxc">https://www.youtube.com/watch?v=lFNPdp7sYxc</text:a></text:p>
      <text:p text:style-name="P2"/>
      <text:p text:style-name="P2">The commit chain (episodio 17)</text:p>
      <text:p text:style-name="P2"><text:a xlink:type="simple" xlink:href="https://www.youtube.com/watch?v=sezi-OEMyzQ">https://www.youtube.com/watch?v=sezi-OEMyzQ</text:a></text:p>
      <text:p text:style-name="P2"/>
      <text:p text:style-name="P2">Reverting a commit </text:p>
      <text:p text:style-name="P2"><text:a xlink:type="simple" xlink:href="https://www.youtube.com/watch?v=MLyx6DWoww0">https://www.youtube.com/watch?v=MLyx6DWoww0</text:a></text:p>
      <text:p text:style-name="P2"/>
      <text:p text:style-name="P2"/>
      <text:p text:style-name="P2">Git episodio 19: Reset (Molto bello con le slide grafiche)</text:p>
      <text:p text:style-name="P2"><text:a xlink:type="simple" xlink:href="https://www.youtube.com/watch?v=mWXHZJvuDu0">https://www.youtube.com/watch?v=mWXHZJvuDu0</text:a></text:p>
      <text:p text:style-name="P2"/>
      <text:p text:style-name="P2">Mixed reset:</text:p>
      <text:p text:style-name="P2"><text:a xlink:type="simple" xlink:href="https://www.youtube.com/watch?v=A3s8KxgDYRk">https://www.youtube.com/watch?v=A3s8KxgDYRk</text:a></text:p>
      <text:p text:style-name="P2"/>
      <text:p text:style-name="P2">Merging grafico:</text:p>
      <text:p text:style-name="P2"><text:a xlink:type="simple" xlink:href="https://www.youtube.com/watch?v=fiYG4xa_KpI">https://www.youtube.com/watch?v=fiYG4xa_KpI</text:a></text:p>
      <text:p text:style-name="P2"/>
      <text:p text:style-name="P2"><text:soft-page-break/></text:p>
      <text:p text:style-name="P1">ADVANCED GIT </text:p>
      <text:p text:style-name="P2">Becoming a git master:</text:p>
      <text:p text:style-name="P1"><text:a xlink:type="simple" xlink:href="https://www.youtube.com/watch?v=-kVzV6m5_Qg"><text:span text:style-name="T1">https://www.youtube.com/watch?v=-kVzV6m5_Qg</text:span></text:a></text:p>
      <text:p text:style-name="P2">Advanced git:</text:p>
      <text:p text:style-name="P1"><text:a xlink:type="simple" xlink:href="https://www.youtube.com/watch?v=slmajVnC9yE"><text:span text:style-name="T1">https://www.youtube.com/watch?v=slmajVnC9yE</text:span></text:a></text:p>
      <text:p text:style-name="Standard">(Branch e merging, ma questo video è a chiacchiere)</text:p>
      <text:p text:style-name="P2"><text:a xlink:type="simple" xlink:href="https://www.youtube.com/watch?v=to6tIdy5rNc">https://www.youtube.com/watch?v=to6tIdy5rNc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fasanel </meta:initial-creator>
    <meta:creation-date>2015-03-30T12:57:54</meta:creation-date>
    <dc:date>2015-04-04T13:04:00</dc:date>
    <dc:creator>gfasanel </dc:creator>
    <meta:editing-duration>PT10H57M11S</meta:editing-duration>
    <meta:editing-cycles>213</meta:editing-cycles>
    <meta:generator>LibreOffice/3.5$Linux_X86_64 LibreOffice_project/350m1$Build-2</meta:generator>
    <meta:document-statistic meta:table-count="0" meta:image-count="0" meta:object-count="0" meta:page-count="7" meta:paragraph-count="219" meta:word-count="2001" meta:character-count="12606" meta:non-whitespace-character-count="10803"/>
  </office:meta>
</office:document-meta>
</file>